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ngdo_waypoint_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6.6544672" calcext:value-type="float">
            <text:p>126.6544672</text:p>
          </table:table-cell>
          <table:table-cell office:value-type="float" office:value="37.3843056" calcext:value-type="float">
            <text:p>37.3843056</text:p>
          </table:table-cell>
        </table:table-row>
        <table:table-row table:style-name="ro1">
          <table:table-cell office:value-type="float" office:value="126.6544414" calcext:value-type="float">
            <text:p>126.6544414</text:p>
          </table:table-cell>
          <table:table-cell office:value-type="float" office:value="37.38429269" calcext:value-type="float">
            <text:p>37.38429269</text:p>
          </table:table-cell>
        </table:table-row>
        <table:table-row table:style-name="ro1">
          <table:table-cell office:value-type="float" office:value="126.6543863" calcext:value-type="float">
            <text:p>126.6543863</text:p>
          </table:table-cell>
          <table:table-cell office:value-type="float" office:value="37.38427978" calcext:value-type="float">
            <text:p>37.38427978</text:p>
          </table:table-cell>
        </table:table-row>
        <table:table-row table:style-name="ro1">
          <table:table-cell office:value-type="float" office:value="126.6543281" calcext:value-type="float">
            <text:p>126.6543281</text:p>
          </table:table-cell>
          <table:table-cell office:value-type="float" office:value="37.38422432" calcext:value-type="float">
            <text:p>37.38422432</text:p>
          </table:table-cell>
        </table:table-row>
        <table:table-row table:style-name="ro1">
          <table:table-cell office:value-type="float" office:value="126.6542765" calcext:value-type="float">
            <text:p>126.6542765</text:p>
          </table:table-cell>
          <table:table-cell office:value-type="float" office:value="37.38410857" calcext:value-type="float">
            <text:p>37.38410857</text:p>
          </table:table-cell>
        </table:table-row>
        <table:table-row table:style-name="ro1">
          <table:table-cell office:value-type="float" office:value="126.6542205" calcext:value-type="float">
            <text:p>126.6542205</text:p>
          </table:table-cell>
          <table:table-cell office:value-type="float" office:value="37.38408008" calcext:value-type="float">
            <text:p>37.38408008</text:p>
          </table:table-cell>
        </table:table-row>
        <table:table-row table:style-name="ro1">
          <table:table-cell office:value-type="float" office:value="126.6541622" calcext:value-type="float">
            <text:p>126.6541622</text:p>
          </table:table-cell>
          <table:table-cell office:value-type="float" office:value="37.38405158" calcext:value-type="float">
            <text:p>37.38405158</text:p>
          </table:table-cell>
        </table:table-row>
        <table:table-row table:style-name="ro1">
          <table:table-cell office:value-type="float" office:value="126.6541822" calcext:value-type="float">
            <text:p>126.6541822</text:p>
          </table:table-cell>
          <table:table-cell office:value-type="float" office:value="37.38394282" calcext:value-type="float">
            <text:p>37.383942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1T15:06:19.630373017</dc:date>
    <meta:editing-duration>PT3M39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